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umber of Tiles</text:p>
          </table:table-cell>
          <table:table-cell office:value-type="string" calcext:value-type="string">
            <text:p>Total Width</text:p>
          </table:table-cell>
          <table:table-cell office:value-type="string" calcext:value-type="string">
            <text:p>Tile Height</text:p>
          </table:table-cell>
          <table:table-cell office:value-type="string" calcext:value-type="string">
            <text:p>Width Che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formula="of:=[.B2]*2*SQRT(3)/(3*[.A2]+1)" office:value-type="float" office:value="692.820323027551" calcext:value-type="float">
            <text:p>692.820323027551</text:p>
          </table:table-cell>
          <table:table-cell table:formula="of:=[.C2]/(2*SQRT(3))*(3*[.A2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formula="of:=[.B3]*2*SQRT(3)/(3*[.A3]+1)" office:value-type="float" office:value="395.897327444315" calcext:value-type="float">
            <text:p>395.897327444315</text:p>
          </table:table-cell>
          <table:table-cell table:formula="of:=[.C3]/(2*SQRT(3))*(3*[.A3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formula="of:=[.B4]*2*SQRT(3)/(3*[.A4]+1)" office:value-type="float" office:value="277.12812921102" calcext:value-type="float">
            <text:p>277.12812921102</text:p>
          </table:table-cell>
          <table:table-cell table:formula="of:=[.C4]/(2*SQRT(3))*(3*[.A4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5]*2*SQRT(3)/(3*[.A5]+1)" office:value-type="float" office:value="213.175484008477" calcext:value-type="float">
            <text:p>213.175484008477</text:p>
          </table:table-cell>
          <table:table-cell table:formula="of:=[.C5]/(2*SQRT(3))*(3*[.A5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formula="of:=[.B6]*2*SQRT(3)/(3*[.A6]+1)" office:value-type="float" office:value="173.205080756888" calcext:value-type="float">
            <text:p>173.205080756888</text:p>
          </table:table-cell>
          <table:table-cell table:formula="of:=[.C6]/(2*SQRT(3))*(3*[.A6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formula="of:=[.B7]*2*SQRT(3)/(3*[.A7]+1)" office:value-type="float" office:value="145.856910111063" calcext:value-type="float">
            <text:p>145.856910111063</text:p>
          </table:table-cell>
          <table:table-cell table:formula="of:=[.C7]/(2*SQRT(3))*(3*[.A7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formula="of:=[.B8]*2*SQRT(3)/(3*[.A8]+1)" office:value-type="float" office:value="125.967331459555" calcext:value-type="float">
            <text:p>125.967331459555</text:p>
          </table:table-cell>
          <table:table-cell table:formula="of:=[.C8]/(2*SQRT(3))*(3*[.A8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formula="of:=[.B9]*2*SQRT(3)/(3*[.A9]+1)" office:value-type="float" office:value="110.851251684408" calcext:value-type="float">
            <text:p>110.851251684408</text:p>
          </table:table-cell>
          <table:table-cell table:formula="of:=[.C9]/(2*SQRT(3))*(3*[.A9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formula="of:=[.B10]*2*SQRT(3)/(3*[.A10]+1)" office:value-type="float" office:value="98.9743318610787" calcext:value-type="float">
            <text:p>98.9743318610787</text:p>
          </table:table-cell>
          <table:table-cell table:formula="of:=[.C10]/(2*SQRT(3))*(3*[.A10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table:formula="of:=[.B11]*2*SQRT(3)/(3*[.A11]+1)" office:value-type="float" office:value="89.3961707132324" calcext:value-type="float">
            <text:p>89.3961707132324</text:p>
          </table:table-cell>
          <table:table-cell table:formula="of:=[.C11]/(2*SQRT(3))*(3*[.A11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table:formula="of:=[.B12]*2*SQRT(3)/(3*[.A12]+1)" office:value-type="float" office:value="81.5082732973589" calcext:value-type="float">
            <text:p>81.5082732973589</text:p>
          </table:table-cell>
          <table:table-cell table:formula="of:=[.C12]/(2*SQRT(3))*(3*[.A12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table:formula="of:=[.B13]*2*SQRT(3)/(3*[.A13]+1)" office:value-type="float" office:value="74.8994943813569" calcext:value-type="float">
            <text:p>74.8994943813569</text:p>
          </table:table-cell>
          <table:table-cell table:formula="of:=[.C13]/(2*SQRT(3))*(3*[.A13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table:formula="of:=[.B14]*2*SQRT(3)/(3*[.A14]+1)" office:value-type="float" office:value="69.2820323027551" calcext:value-type="float">
            <text:p>69.2820323027551</text:p>
          </table:table-cell>
          <table:table-cell table:formula="of:=[.C14]/(2*SQRT(3))*(3*[.A14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table:formula="of:=[.B15]*2*SQRT(3)/(3*[.A15]+1)" office:value-type="float" office:value="64.4484021420978" calcext:value-type="float">
            <text:p>64.4484021420978</text:p>
          </table:table-cell>
          <table:table-cell table:formula="of:=[.C15]/(2*SQRT(3))*(3*[.A15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table:formula="of:=[.B16]*2*SQRT(3)/(3*[.A16]+1)" office:value-type="float" office:value="60.2452454806566" calcext:value-type="float">
            <text:p>60.2452454806566</text:p>
          </table:table-cell>
          <table:table-cell table:formula="of:=[.C16]/(2*SQRT(3))*(3*[.A16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table:formula="of:=[.B17]*2*SQRT(3)/(3*[.A17]+1)" office:value-type="float" office:value="56.5567610634735" calcext:value-type="float">
            <text:p>56.5567610634735</text:p>
          </table:table-cell>
          <table:table-cell table:formula="of:=[.C17]/(2*SQRT(3))*(3*[.A17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table:formula="of:=[.B18]*2*SQRT(3)/(3*[.A18]+1)" office:value-type="float" office:value="53.2938710021193" calcext:value-type="float">
            <text:p>53.2938710021193</text:p>
          </table:table-cell>
          <table:table-cell table:formula="of:=[.C18]/(2*SQRT(3))*(3*[.A18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table:formula="of:=[.B19]*2*SQRT(3)/(3*[.A19]+1)" office:value-type="float" office:value="50.3869325838219" calcext:value-type="float">
            <text:p>50.3869325838219</text:p>
          </table:table-cell>
          <table:table-cell table:formula="of:=[.C19]/(2*SQRT(3))*(3*[.A19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 table:formula="of:=[.B20]*2*SQRT(3)/(3*[.A20]+1)" office:value-type="float" office:value="47.7807119329346" calcext:value-type="float">
            <text:p>47.7807119329346</text:p>
          </table:table-cell>
          <table:table-cell table:formula="of:=[.C20]/(2*SQRT(3))*(3*[.A20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table:formula="of:=[.B21]*2*SQRT(3)/(3*[.A21]+1)" office:value-type="float" office:value="45.4308408542656" calcext:value-type="float">
            <text:p>45.4308408542656</text:p>
          </table:table-cell>
          <table:table-cell table:formula="of:=[.C21]/(2*SQRT(3))*(3*[.A21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0" calcext:value-type="float">
            <text:p>800</text:p>
          </table:table-cell>
          <table:table-cell table:formula="of:=[.B22]*2*SQRT(3)/(3*[.A22]+1)" office:value-type="float" office:value="43.3012701892219" calcext:value-type="float">
            <text:p>43.3012701892219</text:p>
          </table:table-cell>
          <table:table-cell table:formula="of:=[.C22]/(2*SQRT(3))*(3*[.A22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0" calcext:value-type="float">
            <text:p>800</text:p>
          </table:table-cell>
          <table:table-cell table:formula="of:=[.B23]*2*SQRT(3)/(3*[.A23]+1)" office:value-type="float" office:value="41.3624073449284" calcext:value-type="float">
            <text:p>41.3624073449284</text:p>
          </table:table-cell>
          <table:table-cell table:formula="of:=[.C23]/(2*SQRT(3))*(3*[.A23]+1)" office:value-type="float" office:value="800" calcext:value-type="float">
            <text:p>800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table:formula="of:=[.B24]*2*SQRT(3)/(3*[.A24]+1)" office:value-type="float" office:value="39.5897327444315" calcext:value-type="float">
            <text:p>39.5897327444315</text:p>
          </table:table-cell>
          <table:table-cell table:formula="of:=[.C24]/(2*SQRT(3))*(3*[.A24]+1)" office:value-type="float" office:value="800" calcext:value-type="float">
            <text:p>800</text:p>
          </table:table-cell>
          <table:table-cell table:style-name="ce1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“board” Members</text:p>
          </table:table-cell>
          <table:table-cell table:number-columns-repeated="2"/>
          <table:table-cell office:value-type="string" calcext:value-type="string">
            <text:p>board.hw_towns</text:p>
          </table:table-cell>
          <table:table-cell/>
        </table:table-row>
        <table:table-row table:style-name="ro1">
          <table:table-cell office:value-type="string" calcext:value-type="string">
            <text:p>hw_xmax</text:p>
          </table:table-cell>
          <table:table-cell office:value-type="string" calcext:value-type="string">
            <text:p>indices?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from list of town names</text:p>
          </table:table-cell>
        </table:table-row>
        <table:table-row table:style-name="ro1">
          <table:table-cell office:value-type="string" calcext:value-type="string">
            <text:p>hw_ymax</text:p>
          </table:table-cell>
          <table:table-cell table:number-columns-repeated="2"/>
          <table:table-cell office:value-type="string" calcext:value-type="string">
            <text:p>capital</text:p>
          </table:table-cell>
          <table:table-cell office:value-type="string" calcext:value-type="string">
            <text:p>boolean true if capital</text:p>
          </table:table-cell>
        </table:table-row>
        <table:table-row table:style-name="ro1">
          <table:table-cell office:value-type="string" calcext:value-type="string">
            <text:p>attachMovie</text:p>
          </table:table-cell>
          <table:table-cell office:value-type="string" calcext:value-type="string">
            <text:p>flash thing id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NextHighestDepth</text:p>
          </table:table-cell>
          <table:table-cell office:value-type="string" calcext:value-type="string">
            <text:p>flash thing idk</text:p>
          </table:table-cell>
          <table:table-cell/>
          <table:table-cell office:value-type="string" calcext:value-type="string">
            <text:p>board.sea</text:p>
          </table:table-cell>
          <table:table-cell/>
        </table:table-row>
        <table:table-row table:style-name="ro1">
          <table:table-cell office:value-type="string" calcext:value-type="string">
            <text:p>hw_top_field_depth</text:p>
          </table:table-cell>
          <table:table-cell office:value-type="string" calcext:value-type="string">
            <text:p>flash?</text:p>
          </table:table-cell>
          <table:table-cell/>
          <table:table-cell office:value-type="string" calcext:value-type="string">
            <text:p>sea.bmp</text:p>
          </table:table-cell>
          <table:table-cell office:value-type="string" calcext:value-type="string">
            <text:p>image of water</text:p>
          </table:table-cell>
        </table:table-row>
        <table:table-row table:style-name="ro1">
          <table:table-cell office:value-type="string" calcext:value-type="string">
            <text:p>hw_fw</text:p>
          </table:table-cell>
          <table:table-cell office:value-type="string" calcext:value-type="string">
            <text:p>field width?</text:p>
          </table:table-cell>
          <table:table-cell/>
          <table:table-cell office:value-type="string" calcext:value-type="string">
            <text:p>sea.attachBitmap</text:p>
          </table:table-cell>
          <table:table-cell office:value-type="string" calcext:value-type="string">
            <text:p>flash thing</text:p>
          </table:table-cell>
        </table:table-row>
        <table:table-row table:style-name="ro1">
          <table:table-cell office:value-type="string" calcext:value-type="string">
            <text:p>hw_fh</text:p>
          </table:table-cell>
          <table:table-cell office:value-type="string" calcext:value-type="string">
            <text:p>field heigh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ground_1</text:p>
          </table:table-cell>
          <table:table-cell office:value-type="string" calcext:value-type="string">
            <text:p>green farm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ground_2</text:p>
          </table:table-cell>
          <table:table-cell office:value-type="string" calcext:value-type="string">
            <text:p>brown crater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count</text:p>
          </table:table-cell>
          <table:table-cell office:value-type="string" calcext:value-type="string">
            <text:p>number of play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towns</text:p>
          </table:table-cell>
          <table:table-cell office:value-type="string" calcext:value-type="string">
            <text:p>list of c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capitals</text:p>
          </table:table-cell>
          <table:table-cell office:value-type="string" calcext:value-type="string">
            <text:p>list of capit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EmptyMovieClip</text:p>
          </table:table-cell>
          <table:table-cell office:value-type="string" calcext:value-type="string">
            <text:p>flash for glow fil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colors</text:p>
          </table:table-cell>
          <table:table-cell office:value-type="string" calcext:value-type="string">
            <text:p>list of col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flash movie for w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land</text:p>
          </table:table-cell>
          <table:table-cell office:value-type="string" calcext:value-type="string">
            <text:p>number of land t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lands</text:p>
          </table:table-cell>
          <table:table-cell office:value-type="string" calcext:value-type="string">
            <text:p>list of land t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armies</text:p>
          </table:table-cell>
          <table:table-cell office:value-type="string" calcext:value-type="string">
            <text:p>list of arm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total_count</text:p>
          </table:table-cell>
          <table:table-cell office:value-type="string" calcext:value-type="string">
            <text:p>sum of man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total_power</text:p>
          </table:table-cell>
          <table:table-cell office:value-type="string" calcext:value-type="string">
            <text:p>sum of manpower+mor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lAID</text:p>
          </table:table-cell>
          <table:table-cell office:value-type="string" calcext:value-type="string">
            <text:p>location mayb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aTL</text:p>
          </table:table-cell>
          <table:table-cell office:value-type="string" calcext:value-type="string">
            <text:p>idk looks like “army1” et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towns</text:p>
          </table:table-cell>
          <table:table-cell office:value-type="string" calcext:value-type="string">
            <text:p>list of list of tow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morale</text:p>
          </table:table-cell>
          <table:table-cell office:value-type="string" calcext:value-type="string">
            <text:p>list of army moral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lands</text:p>
          </table:table-cell>
          <table:table-cell office:value-type="string" calcext:value-type="string">
            <text:p>list of list of 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ports</text:p>
          </table:table-cell>
          <table:table-cell office:value-type="string" calcext:value-type="string">
            <text:p>list of list of po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party-type t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provinces_cp</text:p>
          </table:table-cell>
          <table:table-cell office:value-type="string" calcext:value-type="string">
            <text:p>list of countrie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boolean for 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vassal state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for the newspaper graph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.capital</text:p>
          </table:table-cell>
          <table:table-cell office:value-type="string" calcext:value-type="string">
            <text:p>capital of vass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.estate</text:p>
          </table:table-cell>
          <table:table-cell office:value-type="string" calcext:value-type="string">
            <text:p>port, capital, or tow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eace</text:p>
          </table:table-cell>
          <table:table-cell office:value-type="string" calcext:value-type="string">
            <text:p>country human has pact wi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ct_just_broken</text:p>
          </table:table-cell>
          <table:table-cell office:value-type="string" calcext:value-type="string">
            <text:p>offended coun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init</text:p>
          </table:table-cell>
          <table:table-cell office:value-type="string" calcext:value-type="string">
            <text:p>true on startup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status</text:p>
          </table:table-cell>
          <table:table-cell office:value-type="string" calcext:value-type="string">
            <text:p>countries initialized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_condition</text:p>
          </table:table-cell>
          <table:table-cell office:value-type="string" calcext:value-type="string">
            <text:p>so metaphys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</text:p>
          </table:table-cell>
          <table:table-cell office:value-type="string" calcext:value-type="string">
            <text:p>two players lef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s</text:p>
          </table:table-cell>
          <table:table-cell office:value-type="string" calcext:value-type="string">
            <text:p>number of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_points</text:p>
          </table:table-cell>
          <table:table-cell office:value-type="string" calcext:value-type="string">
            <text:p>number of move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wait_for_support_field</text:p>
          </table:table-cell>
          <table:table-cell office:value-type="string" calcext:value-type="string">
            <text:p>field expecting backup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_parties_wait_for_support_count</text:p>
          </table:table-cell>
          <table:table-cell office:value-type="string" calcext:value-type="string">
            <text:p>id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20:52:21.231000000</meta:creation-date>
    <dc:date>2021-03-16T21:10:52.100000000</dc:date>
    <meta:editing-duration>PT28M2S</meta:editing-duration>
    <meta:editing-cycles>7</meta:editing-cycles>
    <meta:generator>LibreOffice/6.2.5.2$Windows_X86_64 LibreOffice_project/1ec314fa52f458adc18c4f025c545a4e8b22c159</meta:generator>
    <meta:document-statistic meta:table-count="1" meta:cell-count="192" meta:object-count="0"/>
  </office:meta>
</office:document-meta>
</file>